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Default" office:value-type="string" calcext:value-type="string">
            <text:p>x(m)</text:p>
          </table:table-cell>
          <table:table-cell table:style-name="Default" office:value-type="string" calcext:value-type="string">
            <text:p>y(m)</text:p>
          </table:table-cell>
          <table:table-cell table:style-name="Default" office:value-type="string" calcext:value-type="string">
            <text:p>Or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0.712925" calcext:value-type="float">
            <text:p>-30.712925</text:p>
          </table:table-cell>
          <table:table-cell office:value-type="float" office:value="21.4438027777778" calcext:value-type="float">
            <text:p>21.4438027778</text:p>
          </table:table-cell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0.7126055555556" calcext:value-type="float">
            <text:p>-30.7126055556</text:p>
          </table:table-cell>
          <table:table-cell office:value-type="float" office:value="21.4439" calcext:value-type="float">
            <text:p>21.443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0.7130777777778" calcext:value-type="float">
            <text:p>-30.7130777778</text:p>
          </table:table-cell>
          <table:table-cell office:value-type="float" office:value="21.4435555555556" calcext:value-type="float">
            <text:p>21.4435555556</text:p>
          </table:table-cell>
          <table:table-cell office:value-type="float" office:value="-32" calcext:value-type="float">
            <text:p>-3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0.7128805555556" calcext:value-type="float">
            <text:p>-30.7128805556</text:p>
          </table:table-cell>
          <table:table-cell office:value-type="float" office:value="21.4431944444444" calcext:value-type="float">
            <text:p>21.4431944444</text:p>
          </table:table-cell>
          <table:table-cell office:value-type="float" office:value="-66" calcext:value-type="float">
            <text:p>-6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0.7133361111111" calcext:value-type="float">
            <text:p>-30.7133361111</text:p>
          </table:table-cell>
          <table:table-cell office:value-type="float" office:value="21.4426" calcext:value-type="float">
            <text:p>21.4426</text:p>
          </table:table-cell>
          <table:table-cell office:value-type="float" office:value="-124" calcext:value-type="float">
            <text:p>-124</text:p>
          </table:table-cell>
          <table:table-cell office:value-type="float" office:value="-19" calcext:value-type="float">
            <text:p>-19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0.7136083333333" calcext:value-type="float">
            <text:p>-30.7136083333</text:p>
          </table:table-cell>
          <table:table-cell office:value-type="float" office:value="21.442825" calcext:value-type="float">
            <text:p>21.442825</text:p>
          </table:table-cell>
          <table:table-cell office:value-type="float" office:value="-102" calcext:value-type="float">
            <text:p>-102</text:p>
          </table:table-cell>
          <table:table-cell office:value-type="float" office:value="-49" calcext:value-type="float">
            <text:p>-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0.7137194444444" calcext:value-type="float">
            <text:p>-30.7137194444</text:p>
          </table:table-cell>
          <table:table-cell office:value-type="float" office:value="21.4436972222222" calcext:value-type="float">
            <text:p>21.4436972222</text:p>
          </table:table-cell>
          <table:table-cell office:value-type="float" office:value="-18" calcext:value-type="float">
            <text:p>-18</text:p>
          </table:table-cell>
          <table:table-cell office:value-type="float" office:value="-61" calcext:value-type="float">
            <text:p>-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0.7146888888889" calcext:value-type="float">
            <text:p>-30.7146888889</text:p>
          </table:table-cell>
          <table:table-cell office:value-type="float" office:value="21.4429555555556" calcext:value-type="float">
            <text:p>21.4429555556</text:p>
          </table:table-cell>
          <table:table-cell office:value-type="float" office:value="-90" calcext:value-type="float">
            <text:p>-90</text:p>
          </table:table-cell>
          <table:table-cell office:value-type="float" office:value="-169" calcext:value-type="float">
            <text:p>-1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0.7158805555556" calcext:value-type="float">
            <text:p>-30.7158805556</text:p>
          </table:table-cell>
          <table:table-cell office:value-type="float" office:value="21.4429138888889" calcext:value-type="float">
            <text:p>21.4429138889</text:p>
          </table:table-cell>
          <table:table-cell office:value-type="float" office:value="-93" calcext:value-type="float">
            <text:p>-93</text:p>
          </table:table-cell>
          <table:table-cell office:value-type="float" office:value="-302" calcext:value-type="float">
            <text:p>-3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0.7144027777778" calcext:value-type="float">
            <text:p>-30.7144027778</text:p>
          </table:table-cell>
          <table:table-cell office:value-type="float" office:value="21.4442277777778" calcext:value-type="float">
            <text:p>21.4442277778</text:p>
          </table:table-cell>
          <table:table-cell office:value-type="float" office:value="32" calcext:value-type="float">
            <text:p>32</text:p>
          </table:table-cell>
          <table:table-cell office:value-type="float" office:value="-137" calcext:value-type="float">
            <text:p>-137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0.7156722222222" calcext:value-type="float">
            <text:p>-30.7156722222</text:p>
          </table:table-cell>
          <table:table-cell office:value-type="float" office:value="21.4448083333333" calcext:value-type="float">
            <text:p>21.4448083333</text:p>
          </table:table-cell>
          <table:table-cell office:value-type="float" office:value="88" calcext:value-type="float">
            <text:p>88</text:p>
          </table:table-cell>
          <table:table-cell office:value-type="float" office:value="-279" calcext:value-type="float">
            <text:p>-2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0.7142305555556" calcext:value-type="float">
            <text:p>-30.7142305556</text:p>
          </table:table-cell>
          <table:table-cell office:value-type="float" office:value="21.4447666666667" calcext:value-type="float">
            <text:p>21.4447666667</text:p>
          </table:table-cell>
          <table:table-cell office:value-type="float" office:value="84" calcext:value-type="float">
            <text:p>84</text:p>
          </table:table-cell>
          <table:table-cell office:value-type="float" office:value="-118" calcext:value-type="float">
            <text:p>-1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0.7143777777778" calcext:value-type="float">
            <text:p>-30.7143777778</text:p>
          </table:table-cell>
          <table:table-cell office:value-type="float" office:value="21.44535" calcext:value-type="float">
            <text:p>21.44535</text:p>
          </table:table-cell>
          <table:table-cell office:value-type="float" office:value="140" calcext:value-type="float">
            <text:p>140</text:p>
          </table:table-cell>
          <table:table-cell office:value-type="float" office:value="-135" calcext:value-type="float">
            <text:p>-1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0.7146055555556" calcext:value-type="float">
            <text:p>-30.7146055556</text:p>
          </table:table-cell>
          <table:table-cell office:value-type="float" office:value="21.4463611111111" calcext:value-type="float">
            <text:p>21.4463611111</text:p>
          </table:table-cell>
          <table:table-cell office:value-type="float" office:value="237" calcext:value-type="float">
            <text:p>237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0.7136333333333" calcext:value-type="float">
            <text:p>-30.7136333333</text:p>
          </table:table-cell>
          <table:table-cell office:value-type="float" office:value="21.4468194444444" calcext:value-type="float">
            <text:p>21.4468194444</text:p>
          </table:table-cell>
          <table:table-cell office:value-type="float" office:value="281" calcext:value-type="float">
            <text:p>281</text:p>
          </table:table-cell>
          <table:table-cell office:value-type="float" office:value="-52" calcext:value-type="float">
            <text:p>-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0.7130305555556" calcext:value-type="float">
            <text:p>-30.7130305556</text:p>
          </table:table-cell>
          <table:table-cell office:value-type="float" office:value="21.4460888888889" calcext:value-type="float">
            <text:p>21.4460888889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0.7127333333333" calcext:value-type="float">
            <text:p>-30.7127333333</text:p>
          </table:table-cell>
          <table:table-cell office:value-type="float" office:value="21.4468972222222" calcext:value-type="float">
            <text:p>21.4468972222</text:p>
          </table:table-cell>
          <table:table-cell office:value-type="float" office:value="288" calcext:value-type="float">
            <text:p>288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0.7120694444444" calcext:value-type="float">
            <text:p>-30.7120694444</text:p>
          </table:table-cell>
          <table:table-cell office:value-type="float" office:value="21.4459722222222" calcext:value-type="float">
            <text:p>21.4459722222</text:p>
          </table:table-cell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0.7132722222222" calcext:value-type="float">
            <text:p>-30.7132722222</text:p>
          </table:table-cell>
          <table:table-cell office:value-type="float" office:value="21.4449916666667" calcext:value-type="float">
            <text:p>21.4449916667</text:p>
          </table:table-cell>
          <table:table-cell office:value-type="float" office:value="106" calcext:value-type="float">
            <text:p>106</text:p>
          </table:table-cell>
          <table:table-cell office:value-type="float" office:value="-11" calcext:value-type="float">
            <text:p>-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0.7136277777778" calcext:value-type="float">
            <text:p>-30.7136277778</text:p>
          </table:table-cell>
          <table:table-cell office:value-type="float" office:value="21.4456722222222" calcext:value-type="float">
            <text:p>21.4456722222</text:p>
          </table:table-cell>
          <table:table-cell office:value-type="float" office:value="171" calcext:value-type="float">
            <text:p>171</text:p>
          </table:table-cell>
          <table:table-cell office:value-type="float" office:value="-51" calcext:value-type="float">
            <text:p>-51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0.7137583333333" calcext:value-type="float">
            <text:p>-30.7137583333</text:p>
          </table:table-cell>
          <table:table-cell office:value-type="float" office:value="21.4449027777778" calcext:value-type="float">
            <text:p>21.4449027778</text:p>
          </table:table-cell>
          <table:table-cell office:value-type="float" office:value="97" calcext:value-type="float">
            <text:p>97</text:p>
          </table:table-cell>
          <table:table-cell office:value-type="float" office:value="-66" calcext:value-type="float">
            <text:p>-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0.7140083333333" calcext:value-type="float">
            <text:p>-30.7140083333</text:p>
          </table:table-cell>
          <table:table-cell office:value-type="float" office:value="21.4408" calcext:value-type="float">
            <text:p>21.4408</text:p>
          </table:table-cell>
          <table:table-cell office:value-type="float" office:value="-296" calcext:value-type="float">
            <text:p>-296</text:p>
          </table:table-cell>
          <table:table-cell office:value-type="float" office:value="-93" calcext:value-type="float">
            <text:p>-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0.7123388888889" calcext:value-type="float">
            <text:p>-30.7123388889</text:p>
          </table:table-cell>
          <table:table-cell office:value-type="float" office:value="21.440525" calcext:value-type="float">
            <text:p>21.440525</text:p>
          </table:table-cell>
          <table:table-cell office:value-type="float" office:value="-322" calcext:value-type="float">
            <text:p>-322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0.71105" calcext:value-type="float">
            <text:p>-30.71105</text:p>
          </table:table-cell>
          <table:table-cell office:value-type="float" office:value="21.4399972222222" calcext:value-type="float">
            <text:p>21.4399972222</text:p>
          </table:table-cell>
          <table:table-cell office:value-type="float" office:value="-373" calcext:value-type="float">
            <text:p>-373</text:p>
          </table:table-cell>
          <table:table-cell office:value-type="float" office:value="236" calcext:value-type="float">
            <text:p>236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0.7097027777778" calcext:value-type="float">
            <text:p>-30.7097027778</text:p>
          </table:table-cell>
          <table:table-cell office:value-type="float" office:value="21.440225" calcext:value-type="float">
            <text:p>21.440225</text:p>
          </table:table-cell>
          <table:table-cell office:value-type="float" office:value="-351" calcext:value-type="float">
            <text:p>-351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0.7090222222222" calcext:value-type="float">
            <text:p>-30.7090222222</text:p>
          </table:table-cell>
          <table:table-cell office:value-type="float" office:value="21.4419888888889" calcext:value-type="float">
            <text:p>21.4419888889</text:p>
          </table:table-cell>
          <table:table-cell office:value-type="float" office:value="-182" calcext:value-type="float">
            <text:p>-182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0.7109027777778" calcext:value-type="float">
            <text:p>-30.7109027778</text:p>
          </table:table-cell>
          <table:table-cell office:value-type="float" office:value="21.4428555555556" calcext:value-type="float">
            <text:p>21.4428555556</text:p>
          </table:table-cell>
          <table:table-cell office:value-type="float" office:value="-99" calcext:value-type="float">
            <text:p>-99</text:p>
          </table:table-cell>
          <table:table-cell office:value-type="float" office:value="253" calcext:value-type="float">
            <text:p>253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0.7112638888889" calcext:value-type="float">
            <text:p>-30.7112638889</text:p>
          </table:table-cell>
          <table:table-cell office:value-type="float" office:value="21.4443111111111" calcext:value-type="float">
            <text:p>21.4443111111</text:p>
          </table:table-cell>
          <table:table-cell office:value-type="float" office:value="41" calcext:value-type="float">
            <text:p>41</text:p>
          </table:table-cell>
          <table:table-cell office:value-type="float" office:value="212" calcext:value-type="float">
            <text:p>212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0.7118416666667" calcext:value-type="float">
            <text:p>-30.7118416667</text:p>
          </table:table-cell>
          <table:table-cell office:value-type="float" office:value="21.4433555555556" calcext:value-type="float">
            <text:p>21.4433555556</text:p>
          </table:table-cell>
          <table:table-cell office:value-type="float" office:value="-51" calcext:value-type="float">
            <text:p>-51</text:p>
          </table:table-cell>
          <table:table-cell office:value-type="float" office:value="148" calcext:value-type="float">
            <text:p>148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0.712175" calcext:value-type="float">
            <text:p>-30.712175</text:p>
          </table:table-cell>
          <table:table-cell office:value-type="float" office:value="21.4429638888889" calcext:value-type="float">
            <text:p>21.4429638889</text:p>
          </table:table-cell>
          <table:table-cell office:value-type="float" office:value="-89" calcext:value-type="float">
            <text:p>-89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0.7100277777778" calcext:value-type="float">
            <text:p>-30.7100277778</text:p>
          </table:table-cell>
          <table:table-cell office:value-type="float" office:value="21.4456777777778" calcext:value-type="float">
            <text:p>21.4456777778</text:p>
          </table:table-cell>
          <table:table-cell office:value-type="float" office:value="171" calcext:value-type="float">
            <text:p>171</text:p>
          </table:table-cell>
          <table:table-cell office:value-type="float" office:value="350" calcext:value-type="float">
            <text:p>350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0.7102111111111" calcext:value-type="float">
            <text:p>-30.7102111111</text:p>
          </table:table-cell>
          <table:table-cell office:value-type="float" office:value="21.4464638888889" calcext:value-type="float">
            <text:p>21.4464638889</text:p>
          </table:table-cell>
          <table:table-cell office:value-type="float" office:value="247" calcext:value-type="float">
            <text:p>247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0.7094722222222" calcext:value-type="float">
            <text:p>-30.7094722222</text:p>
          </table:table-cell>
          <table:table-cell office:value-type="float" office:value="21.4487027777778" calcext:value-type="float">
            <text:p>21.4487027778</text:p>
          </table:table-cell>
          <table:table-cell office:value-type="float" office:value="461" calcext:value-type="float">
            <text:p>461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0.7032638888889" calcext:value-type="float">
            <text:p>-30.7032638889</text:p>
          </table:table-cell>
          <table:table-cell office:value-type="float" office:value="21.44995" calcext:value-type="float">
            <text:p>21.44995</text:p>
          </table:table-cell>
          <table:table-cell office:value-type="float" office:value="581" calcext:value-type="float">
            <text:p>581</text:p>
          </table:table-cell>
          <table:table-cell office:value-type="float" office:value="1104" calcext:value-type="float">
            <text:p>1104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0.7113111111111" calcext:value-type="float">
            <text:p>-30.7113111111</text:p>
          </table:table-cell>
          <table:table-cell office:value-type="float" office:value="21.447625" calcext:value-type="float">
            <text:p>21.447625</text:p>
          </table:table-cell>
          <table:table-cell office:value-type="float" office:value="358" calcext:value-type="float">
            <text:p>358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0.7126861111111" calcext:value-type="float">
            <text:p>-30.7126861111</text:p>
          </table:table-cell>
          <table:table-cell office:value-type="float" office:value="21.4479194444444" calcext:value-type="float">
            <text:p>21.4479194444</text:p>
          </table:table-cell>
          <table:table-cell office:value-type="float" office:value="386" calcext:value-type="float">
            <text:p>386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0.7136777777778" calcext:value-type="float">
            <text:p>-30.7136777778</text:p>
          </table:table-cell>
          <table:table-cell office:value-type="float" office:value="21.4479416666667" calcext:value-type="float">
            <text:p>21.4479416667</text:p>
          </table:table-cell>
          <table:table-cell office:value-type="float" office:value="388" calcext:value-type="float">
            <text:p>388</text:p>
          </table:table-cell>
          <table:table-cell office:value-type="float" office:value="-57" calcext:value-type="float">
            <text:p>-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0.7151972222222" calcext:value-type="float">
            <text:p>-30.7151972222</text:p>
          </table:table-cell>
          <table:table-cell office:value-type="float" office:value="21.4478583333333" calcext:value-type="float">
            <text:p>21.4478583333</text:p>
          </table:table-cell>
          <table:table-cell office:value-type="float" office:value="380" calcext:value-type="float">
            <text:p>380</text:p>
          </table:table-cell>
          <table:table-cell office:value-type="float" office:value="-226" calcext:value-type="float">
            <text:p>-226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0.7161888888889" calcext:value-type="float">
            <text:p>-30.7161888889</text:p>
          </table:table-cell>
          <table:table-cell office:value-type="float" office:value="21.4461166666667" calcext:value-type="float">
            <text:p>21.4461166667</text:p>
          </table:table-cell>
          <table:table-cell office:value-type="float" office:value="213" calcext:value-type="float">
            <text:p>213</text:p>
          </table:table-cell>
          <table:table-cell office:value-type="float" office:value="-336" calcext:value-type="float">
            <text:p>-336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0.7163972222222" calcext:value-type="float">
            <text:p>-30.7163972222</text:p>
          </table:table-cell>
          <table:table-cell office:value-type="float" office:value="21.4465388888889" calcext:value-type="float">
            <text:p>21.4465388889</text:p>
          </table:table-cell>
          <table:table-cell office:value-type="float" office:value="254" calcext:value-type="float">
            <text:p>254</text:p>
          </table:table-cell>
          <table:table-cell office:value-type="float" office:value="-360" calcext:value-type="float">
            <text:p>-360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0.7174777777778" calcext:value-type="float">
            <text:p>-30.7174777778</text:p>
          </table:table-cell>
          <table:table-cell office:value-type="float" office:value="21.4436083333333" calcext:value-type="float">
            <text:p>21.4436083333</text:p>
          </table:table-cell>
          <table:table-cell office:value-type="float" office:value="-27" calcext:value-type="float">
            <text:p>-27</text:p>
          </table:table-cell>
          <table:table-cell office:value-type="float" office:value="-480" calcext:value-type="float">
            <text:p>-480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0.7170222222222" calcext:value-type="float">
            <text:p>-30.7170222222</text:p>
          </table:table-cell>
          <table:table-cell office:value-type="float" office:value="21.4408888888889" calcext:value-type="float">
            <text:p>21.4408888889</text:p>
          </table:table-cell>
          <table:table-cell office:value-type="float" office:value="-287" calcext:value-type="float">
            <text:p>-287</text:p>
          </table:table-cell>
          <table:table-cell office:value-type="float" office:value="-429" calcext:value-type="float">
            <text:p>-429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0.7152055555556" calcext:value-type="float">
            <text:p>-30.7152055556</text:p>
          </table:table-cell>
          <table:table-cell office:value-type="float" office:value="21.4401138888889" calcext:value-type="float">
            <text:p>21.4401138889</text:p>
          </table:table-cell>
          <table:table-cell office:value-type="float" office:value="-362" calcext:value-type="float">
            <text:p>-362</text:p>
          </table:table-cell>
          <table:table-cell office:value-type="float" office:value="-227" calcext:value-type="float">
            <text:p>-2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0.7122138888889" calcext:value-type="float">
            <text:p>-30.7122138889</text:p>
          </table:table-cell>
          <table:table-cell office:value-type="float" office:value="21.4373138888889" calcext:value-type="float">
            <text:p>21.4373138889</text:p>
          </table:table-cell>
          <table:table-cell office:value-type="float" office:value="-630" calcext:value-type="float">
            <text:p>-630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0.7056388888889" calcext:value-type="float">
            <text:p>-30.7056388889</text:p>
          </table:table-cell>
          <table:table-cell office:value-type="float" office:value="21.4345361111111" calcext:value-type="float">
            <text:p>21.4345361111</text:p>
          </table:table-cell>
          <table:table-cell office:value-type="float" office:value="-896" calcext:value-type="float">
            <text:p>-896</text:p>
          </table:table-cell>
          <table:table-cell office:value-type="float" office:value="839" calcext:value-type="float">
            <text:p>839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0.70865" calcext:value-type="float">
            <text:p>-30.70865</text:p>
          </table:table-cell>
          <table:table-cell office:value-type="float" office:value="21.4247583333333" calcext:value-type="float">
            <text:p>21.4247583333</text:p>
          </table:table-cell>
          <table:table-cell office:value-type="float" office:value="-1832" calcext:value-type="float">
            <text:p>-1832</text:p>
          </table:table-cell>
          <table:table-cell office:value-type="float" office:value="503" calcext:value-type="float">
            <text:p>503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0.6952555555556" calcext:value-type="float">
            <text:p>-30.6952555556</text:p>
          </table:table-cell>
          <table:table-cell office:value-type="float" office:value="21.428575" calcext:value-type="float">
            <text:p>21.428575</text:p>
          </table:table-cell>
          <table:table-cell office:value-type="float" office:value="-1467" calcext:value-type="float">
            <text:p>-1467</text:p>
          </table:table-cell>
          <table:table-cell office:value-type="float" office:value="1996" calcext:value-type="float">
            <text:p>1996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0.7157222222222" calcext:value-type="float">
            <text:p>-30.7157222222</text:p>
          </table:table-cell>
          <table:table-cell office:value-type="float" office:value="21.4378527777778" calcext:value-type="float">
            <text:p>21.4378527778</text:p>
          </table:table-cell>
          <table:table-cell office:value-type="float" office:value="-578" calcext:value-type="float">
            <text:p>-578</text:p>
          </table:table-cell>
          <table:table-cell office:value-type="float" office:value="-284" calcext:value-type="float">
            <text:p>-284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0.6868222222222" calcext:value-type="float">
            <text:p>-30.6868222222</text:p>
          </table:table-cell>
          <table:table-cell office:value-type="float" office:value="21.4146111111111" calcext:value-type="float">
            <text:p>21.4146111111</text:p>
          </table:table-cell>
          <table:table-cell office:value-type="float" office:value="-2805" calcext:value-type="float">
            <text:p>-2805</text:p>
          </table:table-cell>
          <table:table-cell office:value-type="float" office:value="2935" calcext:value-type="float">
            <text:p>29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0.7071138888889" calcext:value-type="float">
            <text:p>-30.7071138889</text:p>
          </table:table-cell>
          <table:table-cell office:value-type="float" office:value="21.4062527777778" calcext:value-type="float">
            <text:p>21.4062527778</text:p>
          </table:table-cell>
          <table:table-cell office:value-type="float" office:value="-3605" calcext:value-type="float">
            <text:p>-3605</text:p>
          </table:table-cell>
          <table:table-cell office:value-type="float" office:value="674" calcext:value-type="float">
            <text:p>6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0.7186638888889" calcext:value-type="float">
            <text:p>-30.7186638889</text:p>
          </table:table-cell>
          <table:table-cell office:value-type="float" office:value="21.4224666666667" calcext:value-type="float">
            <text:p>21.4224666667</text:p>
          </table:table-cell>
          <table:table-cell office:value-type="float" office:value="-2052" calcext:value-type="float">
            <text:p>-2052</text:p>
          </table:table-cell>
          <table:table-cell office:value-type="float" office:value="-612" calcext:value-type="float">
            <text:p>-612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0.7179944444444" calcext:value-type="float">
            <text:p>-30.7179944444</text:p>
          </table:table-cell>
          <table:table-cell office:value-type="float" office:value="21.4350138888889" calcext:value-type="float">
            <text:p>21.4350138889</text:p>
          </table:table-cell>
          <table:table-cell office:value-type="float" office:value="-850" calcext:value-type="float">
            <text:p>-850</text:p>
          </table:table-cell>
          <table:table-cell office:value-type="float" office:value="-537" calcext:value-type="float">
            <text:p>-537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0.7214138888889" calcext:value-type="float">
            <text:p>-30.7214138889</text:p>
          </table:table-cell>
          <table:table-cell office:value-type="float" office:value="21.4376972222222" calcext:value-type="float">
            <text:p>21.4376972222</text:p>
          </table:table-cell>
          <table:table-cell office:value-type="float" office:value="-593" calcext:value-type="float">
            <text:p>-593</text:p>
          </table:table-cell>
          <table:table-cell office:value-type="float" office:value="-918" calcext:value-type="float">
            <text:p>-918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0.7228194444444" calcext:value-type="float">
            <text:p>-30.7228194444</text:p>
          </table:table-cell>
          <table:table-cell office:value-type="float" office:value="21.4439861111111" calcext:value-type="float">
            <text:p>21.4439861111</text:p>
          </table:table-cell>
          <table:table-cell office:value-type="float" office:value="9" calcext:value-type="float">
            <text:p>9</text:p>
          </table:table-cell>
          <table:table-cell office:value-type="float" office:value="-1075" calcext:value-type="float">
            <text:p>-1075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0.7155638888889" calcext:value-type="float">
            <text:p>-30.7155638889</text:p>
          </table:table-cell>
          <table:table-cell office:value-type="float" office:value="21.4529916666667" calcext:value-type="float">
            <text:p>21.4529916667</text:p>
          </table:table-cell>
          <table:table-cell office:value-type="float" office:value="872" calcext:value-type="float">
            <text:p>872</text:p>
          </table:table-cell>
          <table:table-cell office:value-type="float" office:value="-267" calcext:value-type="float">
            <text:p>-267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0.7101833333333" calcext:value-type="float">
            <text:p>-30.7101833333</text:p>
          </table:table-cell>
          <table:table-cell office:value-type="float" office:value="21.4564333333333" calcext:value-type="float">
            <text:p>21.4564333333</text:p>
          </table:table-cell>
          <table:table-cell office:value-type="float" office:value="1201" calcext:value-type="float">
            <text:p>1201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0.7068444444444" calcext:value-type="float">
            <text:p>-30.7068444444</text:p>
          </table:table-cell>
          <table:table-cell office:value-type="float" office:value="21.4605722222222" calcext:value-type="float">
            <text:p>21.4605722222</text:p>
          </table:table-cell>
          <table:table-cell office:value-type="float" office:value="1598" calcext:value-type="float">
            <text:p>1598</text:p>
          </table:table-cell>
          <table:table-cell office:value-type="float" office:value="705" calcext:value-type="float">
            <text:p>705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0.6816555555556" calcext:value-type="float">
            <text:p>-30.6816555556</text:p>
          </table:table-cell>
          <table:table-cell office:value-type="float" office:value="21.4469638888889" calcext:value-type="float">
            <text:p>21.4469638889</text:p>
          </table:table-cell>
          <table:table-cell office:value-type="float" office:value="295" calcext:value-type="float">
            <text:p>295</text:p>
          </table:table-cell>
          <table:table-cell office:value-type="float" office:value="3511" calcext:value-type="float">
            <text:p>35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0.6868222222222" calcext:value-type="float">
            <text:p>-30.6868222222</text:p>
          </table:table-cell>
          <table:table-cell office:value-type="float" office:value="21.4731666666667" calcext:value-type="float">
            <text:p>21.4731666667</text:p>
          </table:table-cell>
          <table:table-cell office:value-type="float" office:value="2805" calcext:value-type="float">
            <text:p>2805</text:p>
          </table:table-cell>
          <table:table-cell office:value-type="float" office:value="2935" calcext:value-type="float">
            <text:p>29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0.7042055555556" calcext:value-type="float">
            <text:p>-30.7042055556</text:p>
          </table:table-cell>
          <table:table-cell office:value-type="float" office:value="21.4823638888889" calcext:value-type="float">
            <text:p>21.4823638889</text:p>
          </table:table-cell>
          <table:table-cell office:value-type="float" office:value="3685" calcext:value-type="float">
            <text:p>3685</text:p>
          </table:table-cell>
          <table:table-cell office:value-type="float" office:value="998" calcext:value-type="float">
            <text:p>9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0.72765" calcext:value-type="float">
            <text:p>-30.72765</text:p>
          </table:table-cell>
          <table:table-cell office:value-type="float" office:value="21.4795888888889" calcext:value-type="float">
            <text:p>21.4795888889</text:p>
          </table:table-cell>
          <table:table-cell office:value-type="float" office:value="3419" calcext:value-type="float">
            <text:p>3419</text:p>
          </table:table-cell>
          <table:table-cell office:value-type="float" office:value="-1614" calcext:value-type="float">
            <text:p>-16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0.7320138888889" calcext:value-type="float">
            <text:p>-30.7320138889</text:p>
          </table:table-cell>
          <table:table-cell office:value-type="float" office:value="21.4437166666667" calcext:value-type="float">
            <text:p>21.4437166667</text:p>
          </table:table-cell>
          <table:table-cell office:value-type="float" office:value="-16" calcext:value-type="float">
            <text:p>-16</text:p>
          </table:table-cell>
          <table:table-cell office:value-type="float" office:value="-2099" calcext:value-type="float">
            <text:p>-2099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0.7336333333333" calcext:value-type="float">
            <text:p>-30.7336333333</text:p>
          </table:table-cell>
          <table:table-cell office:value-type="float" office:value="21.42885" calcext:value-type="float">
            <text:p>21.42885</text:p>
          </table:table-cell>
          <table:table-cell office:value-type="float" office:value="-1440" calcext:value-type="float">
            <text:p>-1440</text:p>
          </table:table-cell>
          <table:table-cell office:value-type="float" office:value="-2280" calcext:value-type="float">
            <text:p>-2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0.72765" calcext:value-type="float">
            <text:p>-30.72765</text:p>
          </table:table-cell>
          <table:table-cell office:value-type="float" office:value="21.4081916666667" calcext:value-type="float">
            <text:p>21.4081916667</text:p>
          </table:table-cell>
          <table:table-cell office:value-type="float" office:value="-3419" calcext:value-type="float">
            <text:p>-3419</text:p>
          </table:table-cell>
          <table:table-cell office:value-type="float" office:value="-1614" calcext:value-type="float">
            <text:p>-161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4:54:35.678100562</meta:creation-date>
    <dc:date>2017-05-10T15:06:08.760362545</dc:date>
    <meta:editing-duration>PT1M9S</meta:editing-duration>
    <meta:editing-cycles>1</meta:editing-cycles>
    <meta:document-statistic meta:table-count="1" meta:cell-count="390" meta:object-count="0"/>
    <meta:generator>LibreOffice/5.1.6.2$Linux_X86_64 LibreOffice_project/10m0$Build-2</meta:generator>
    <meta:user-defined meta:name=""/>
  </office:meta>
</office:document-meta>
</file>